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3003e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3003e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3003e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3003e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3003e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3003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3003e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3003e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3003e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3003e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3003e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3003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3003e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3003e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3003e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3003e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3003e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Alejandra Estefanía Coa Perdom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6/8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797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ohanna Celis Perdomo  Suniag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462155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17.06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71" meta:non-whitespace-character-count="1003"/>
    <meta:template xlink:type="simple" xlink:actuate="onRequest" xlink:title="Normal" xlink:href=""/>
  </office:meta>
</office:document-meta>
</file>